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Garuda1" svg:font-family="Garuda" style:font-pitch="variable"/>
    <style:font-face style:name="Garuda" svg:font-family="Garuda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3.8854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4" style:family="table">
      <style:table-properties style:width="7.7701in" table:align="margins"/>
    </style:style>
    <style:style style:name="Table4.A" style:family="table-column">
      <style:table-column-properties style:column-width="7.7701in" style:rel-column-width="65535*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Garuda1" fo:font-size="8pt" officeooo:paragraph-rsid="000dc630" style:font-size-asian="8pt" style:font-size-complex="8pt"/>
    </style:style>
    <style:style style:name="P2" style:family="paragraph" style:parent-style-name="Standard">
      <style:text-properties style:font-name="Garuda1" fo:font-size="8pt" officeooo:paragraph-rsid="000fb946" style:font-size-asian="8pt" style:font-size-complex="8pt"/>
    </style:style>
    <style:style style:name="P3" style:family="paragraph" style:parent-style-name="Standard" style:list-style-name="L1">
      <style:text-properties style:font-name="Garuda1" fo:font-size="8pt" officeooo:paragraph-rsid="0014e1be" style:font-size-asian="8pt" style:font-size-complex="8pt"/>
    </style:style>
    <style:style style:name="P4" style:family="paragraph" style:parent-style-name="Standard" style:list-style-name="L1">
      <style:text-properties style:font-name="Garuda1" fo:font-size="8pt" officeooo:paragraph-rsid="00235d13" style:font-size-asian="8pt" style:font-size-complex="8pt"/>
    </style:style>
    <style:style style:name="P5" style:family="paragraph" style:parent-style-name="Standard">
      <style:paragraph-properties>
        <style:tab-stops>
          <style:tab-stop style:position="0.2791in"/>
          <style:tab-stop style:position="4.9244in"/>
        </style:tab-stops>
      </style:paragraph-properties>
      <style:text-properties style:font-name="Garuda1" fo:font-size="8pt" officeooo:paragraph-rsid="00235d13" style:font-size-asian="8pt" style:font-size-complex="8pt"/>
    </style:style>
    <style:style style:name="P6" style:family="paragraph" style:parent-style-name="Standard">
      <style:text-properties style:font-name="Garuda1" fo:font-size="8pt" fo:font-weight="bold" officeooo:paragraph-rsid="000dc630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Garuda1" fo:font-size="8pt" fo:font-weight="bold" officeooo:paragraph-rsid="00235d13" style:font-size-asian="8pt" style:font-weight-asian="bold" style:font-size-complex="8pt" style:font-weight-complex="bold"/>
    </style:style>
    <style:style style:name="P8" style:family="paragraph" style:parent-style-name="Standard" style:list-style-name="L1">
      <style:text-properties fo:font-size="8pt" officeooo:paragraph-rsid="00160d03" style:font-size-asian="8pt" style:font-size-complex="8pt"/>
    </style:style>
    <style:style style:name="P9" style:family="paragraph" style:parent-style-name="Standard" style:list-style-name="L1">
      <style:text-properties fo:font-size="8pt" officeooo:paragraph-rsid="00170172" style:font-size-asian="8pt" style:font-size-complex="8pt"/>
    </style:style>
    <style:style style:name="P10" style:family="paragraph" style:parent-style-name="Standard" style:list-style-name="L1">
      <style:text-properties fo:font-size="8pt" officeooo:paragraph-rsid="00235d13" style:font-size-asian="8pt" style:font-size-complex="8pt"/>
    </style:style>
    <style:style style:name="P11" style:family="paragraph" style:parent-style-name="Standard" style:list-style-name="L1">
      <style:paragraph-properties>
        <style:tab-stops>
          <style:tab-stop style:position="0.2791in"/>
          <style:tab-stop style:position="4.678in"/>
        </style:tab-stops>
      </style:paragraph-properties>
      <style:text-properties fo:font-size="8pt" officeooo:paragraph-rsid="00170172" style:font-size-asian="8pt" style:font-size-complex="8pt"/>
    </style:style>
    <style:style style:name="P12" style:family="paragraph" style:parent-style-name="Standard" style:list-style-name="L1">
      <style:paragraph-properties>
        <style:tab-stops>
          <style:tab-stop style:position="0.2791in"/>
          <style:tab-stop style:position="4.678in"/>
        </style:tab-stops>
      </style:paragraph-properties>
      <style:text-properties fo:font-size="8pt" officeooo:paragraph-rsid="00235d13" style:font-size-asian="8pt" style:font-size-complex="8pt"/>
    </style:style>
    <style:style style:name="P13" style:family="paragraph" style:parent-style-name="Standard" style:list-style-name="L1">
      <style:paragraph-properties>
        <style:tab-stops>
          <style:tab-stop style:position="0.2791in"/>
          <style:tab-stop style:position="4.9244in"/>
        </style:tab-stops>
      </style:paragraph-properties>
      <style:text-properties fo:font-size="8pt" officeooo:paragraph-rsid="0018f31a" style:font-size-asian="8pt" style:font-size-complex="8pt"/>
    </style:style>
    <style:style style:name="P14" style:family="paragraph" style:parent-style-name="Standard" style:list-style-name="L1">
      <style:paragraph-properties>
        <style:tab-stops>
          <style:tab-stop style:position="0.2791in"/>
          <style:tab-stop style:position="4.9244in"/>
        </style:tab-stops>
      </style:paragraph-properties>
      <style:text-properties fo:font-size="8pt" officeooo:paragraph-rsid="00235d13" style:font-size-asian="8pt" style:font-size-complex="8pt"/>
    </style:style>
    <style:style style:name="P15" style:family="paragraph" style:parent-style-name="Standard">
      <style:paragraph-properties>
        <style:tab-stops>
          <style:tab-stop style:position="0.2791in"/>
          <style:tab-stop style:position="4.9244in"/>
        </style:tab-stops>
      </style:paragraph-properties>
      <style:text-properties fo:font-size="8pt" officeooo:paragraph-rsid="001918fb" style:font-size-asian="8pt" style:font-size-complex="8pt"/>
    </style:style>
    <style:style style:name="P16" style:family="paragraph" style:parent-style-name="Footer">
      <style:paragraph-properties fo:text-align="center" style:justify-single-word="false"/>
      <style:text-properties style:font-name="Garuda1" fo:font-size="8pt" officeooo:paragraph-rsid="0025d8f7" style:font-size-asian="8pt" style:font-size-complex="8pt"/>
    </style:style>
    <style:style style:name="P17" style:family="paragraph" style:parent-style-name="Header">
      <style:paragraph-properties>
        <style:tab-stops>
          <style:tab-stop style:position="3.4626in" style:type="center"/>
          <style:tab-stop style:position="7.5992in" style:type="right"/>
        </style:tab-stops>
      </style:paragraph-properties>
      <style:text-properties style:font-name="Garuda1" fo:font-size="8pt" officeooo:paragraph-rsid="000ca058" style:font-size-asian="7pt" style:font-size-complex="8pt"/>
    </style:style>
    <style:style style:name="P18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756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210d4c" style:font-size-asian="7pt" style:font-size-complex="8pt"/>
    </style:style>
    <style:style style:name="P19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0ca058" style:font-size-asian="7pt" style:font-size-complex="8pt"/>
    </style:style>
    <style:style style:name="P20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1918fb" style:font-size-asian="7pt" style:font-size-complex="8pt"/>
    </style:style>
    <style:style style:name="P21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1a41c7" style:font-size-asian="7pt" style:font-size-complex="8pt"/>
    </style:style>
    <style:style style:name="P22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1d3ba2" style:font-size-asian="7pt" style:font-size-complex="8pt"/>
    </style:style>
    <style:style style:name="P23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210d4c" style:font-size-asian="7pt" style:font-size-complex="8pt"/>
    </style:style>
    <style:style style:name="P24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25d8f7" style:font-size-asian="7pt" style:font-size-complex="8pt"/>
    </style:style>
    <style:style style:name="P25" style:family="paragraph" style:parent-style-name="Header">
      <style:paragraph-properties>
        <style:tab-stops>
          <style:tab-stop style:position="0.1945in"/>
          <style:tab-stop style:position="1.0083in"/>
          <style:tab-stop style:position="3.4626in" style:type="center"/>
          <style:tab-stop style:position="6.9252in" style:type="right"/>
        </style:tab-stops>
      </style:paragraph-properties>
      <style:text-properties style:font-name="Garuda1" fo:font-size="8pt" officeooo:paragraph-rsid="000ca058" style:font-size-asian="7pt" style:font-size-complex="8pt"/>
    </style:style>
    <style:style style:name="P26" style:family="paragraph" style:parent-style-name="Header">
      <style:paragraph-properties>
        <style:tab-stops>
          <style:tab-stop style:position="0.1945in"/>
          <style:tab-stop style:position="1.0083in"/>
          <style:tab-stop style:position="3.4626in" style:type="center"/>
          <style:tab-stop style:position="6.9252in" style:type="right"/>
        </style:tab-stops>
      </style:paragraph-properties>
      <style:text-properties style:font-name="Garuda1" fo:font-size="8pt" officeooo:paragraph-rsid="00210d4c" style:font-size-asian="7pt" style:font-size-complex="8pt"/>
    </style:style>
    <style:style style:name="P27" style:family="paragraph" style:parent-style-name="Header">
      <style:paragraph-properties fo:text-align="start" style:justify-single-word="false"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1d3ba2" style:font-size-asian="7pt" style:font-size-complex="8pt"/>
    </style:style>
    <style:style style:name="P28" style:family="paragraph" style:parent-style-name="Header">
      <style:paragraph-properties fo:text-align="start" style:justify-single-word="false"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25d8f7" style:font-size-asian="7pt" style:font-size-complex="8pt"/>
    </style:style>
    <style:style style:name="P29" style:family="paragraph" style:parent-style-name="Header">
      <style:paragraph-properties>
        <style:tab-stops>
          <style:tab-stop style:position="3.4626in" style:type="center"/>
          <style:tab-stop style:position="7.6898in" style:type="right"/>
        </style:tab-stops>
      </style:paragraph-properties>
      <style:text-properties style:font-name="Garuda1" fo:font-size="8pt" officeooo:paragraph-rsid="00210d4c" style:font-size-asian="7pt" style:font-size-complex="8pt"/>
    </style:style>
    <style:style style:name="P30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1d3ba2" style:font-size-asian="8pt" style:font-size-complex="8pt"/>
    </style:style>
    <style:style style:name="P31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fo:font-weight="bold" officeooo:paragraph-rsid="002eafd1" style:font-size-asian="7pt" style:font-weight-asian="bold" style:font-size-complex="8pt" style:font-weight-complex="bold"/>
    </style:style>
    <style:style style:name="P32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fo:font-weight="bold" officeooo:paragraph-rsid="002f96d5" style:font-size-asian="7pt" style:font-weight-asian="bold" style:font-size-complex="8pt" style:font-weight-complex="bold"/>
    </style:style>
    <style:style style:name="P33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fo:font-weight="bold" officeooo:paragraph-rsid="00307d68" style:font-size-asian="7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Garuda1" fo:font-size="8pt" officeooo:paragraph-rsid="001d3ba2" style:font-size-asian="7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Garuda1" fo:font-size="8pt" officeooo:paragraph-rsid="0025d8f7" style:font-size-asian="7pt" style:font-size-complex="8pt"/>
    </style:style>
    <style:style style:name="P36" style:family="paragraph" style:parent-style-name="Table_20_Contents">
      <style:text-properties style:font-name="Garuda1" fo:font-size="8pt" fo:font-weight="bold" officeooo:paragraph-rsid="000dc630" style:font-size-asian="8pt" style:font-weight-asian="bold" style:font-size-complex="8pt" style:font-weight-complex="bold"/>
    </style:style>
    <style:style style:name="T1" style:family="text">
      <style:text-properties style:font-name="Garuda"/>
    </style:style>
    <style:style style:name="T2" style:family="text">
      <style:text-properties fo:font-size="10pt"/>
    </style:style>
    <style:style style:name="T3" style:family="text">
      <style:text-properties style:font-size-asian="10.5pt"/>
    </style:style>
    <style:style style:name="T4" style:family="text">
      <style:text-properties officeooo:rsid="000c6d32"/>
    </style:style>
    <style:style style:name="T5" style:family="text">
      <style:text-properties officeooo:rsid="000ca058"/>
    </style:style>
    <style:style style:name="T6" style:family="text">
      <style:text-properties style:font-name="Garuda1" fo:font-size="8pt" officeooo:rsid="00170172" style:font-size-asian="7pt" style:font-size-complex="8pt"/>
    </style:style>
    <style:style style:name="T7" style:family="text">
      <style:text-properties style:font-name="Garuda1" fo:font-size="8pt" officeooo:rsid="000ca058" style:font-size-asian="7pt" style:font-size-complex="8pt"/>
    </style:style>
    <style:style style:name="T8" style:family="text">
      <style:text-properties style:font-name="Garuda1" fo:font-size="8pt" officeooo:rsid="0018f31a" style:font-size-asian="7pt" style:font-size-complex="8pt"/>
    </style:style>
    <style:style style:name="T9" style:family="text">
      <style:text-properties style:font-name="Garuda1" fo:font-size="8pt" officeooo:rsid="00160d03" style:font-size-asian="8pt" style:font-size-complex="8pt"/>
    </style:style>
    <style:style style:name="T10" style:family="text">
      <style:text-properties style:font-name="Garuda1" fo:font-size="8pt" officeooo:rsid="000ca058" style:font-size-asian="8pt" style:font-size-complex="8pt"/>
    </style:style>
    <style:style style:name="T11" style:family="text">
      <style:text-properties style:font-name="Garuda1" fo:font-size="8pt" officeooo:rsid="00170172" style:font-size-asian="8pt" style:font-size-complex="8pt"/>
    </style:style>
    <style:style style:name="T12" style:family="text">
      <style:text-properties style:font-name="Garuda1" officeooo:rsid="00160d03"/>
    </style:style>
    <style:style style:name="T13" style:family="text">
      <style:text-properties style:font-name="Garuda1" officeooo:rsid="000ca058"/>
    </style:style>
    <style:style style:name="T14" style:family="text">
      <style:text-properties style:font-name="Garuda1" officeooo:rsid="00170172"/>
    </style:style>
    <style:style style:name="T15" style:family="text">
      <style:text-properties style:font-name="Garuda1" officeooo:rsid="000ca058" style:font-size-asian="7pt"/>
    </style:style>
    <style:style style:name="T16" style:family="text">
      <style:text-properties style:font-name="Garuda1" officeooo:rsid="0018f31a"/>
    </style:style>
    <style:style style:name="T17" style:family="text">
      <style:text-properties style:font-name="Garuda1" officeooo:rsid="001918fb"/>
    </style:style>
    <style:style style:name="T18" style:family="text">
      <style:text-properties style:font-name="Garuda1" fo:font-weight="bold" officeooo:rsid="000ca058" style:font-weight-asian="bold" style:font-weight-complex="bold"/>
    </style:style>
    <style:style style:name="T19" style:family="text">
      <style:text-properties officeooo:rsid="000dc630"/>
    </style:style>
    <style:style style:name="T20" style:family="text">
      <style:text-properties officeooo:rsid="0012a7c4"/>
    </style:style>
    <style:style style:name="T21" style:family="text">
      <style:text-properties officeooo:rsid="0013a502"/>
    </style:style>
    <style:style style:name="T22" style:family="text">
      <style:text-properties officeooo:rsid="0014e1be"/>
    </style:style>
    <style:style style:name="T23" style:family="text">
      <style:text-properties officeooo:rsid="00160d03"/>
    </style:style>
    <style:style style:name="T24" style:family="text">
      <style:text-properties officeooo:rsid="000ca058" style:font-size-asian="7pt"/>
    </style:style>
    <style:style style:name="T25" style:family="text">
      <style:text-properties officeooo:rsid="001a41c7"/>
    </style:style>
    <style:style style:name="T26" style:family="text">
      <style:text-properties officeooo:rsid="001c7bb5"/>
    </style:style>
    <style:style style:name="T27" style:family="text">
      <style:text-properties officeooo:rsid="001d3ba2"/>
    </style:style>
    <style:style style:name="T28" style:family="text">
      <style:text-properties fo:font-weight="bold"/>
    </style:style>
    <style:style style:name="T29" style:family="text">
      <style:text-properties fo:font-weight="bold" officeooo:rsid="000ca058" style:font-weight-asian="bold" style:font-weight-complex="bold"/>
    </style:style>
    <style:style style:name="T30" style:family="text">
      <style:text-properties fo:font-weight="bold" officeooo:rsid="001a41c7" style:font-weight-asian="bold" style:font-weight-complex="bold"/>
    </style:style>
    <style:style style:name="T31" style:family="text">
      <style:text-properties style:font-weight-asian="bold"/>
    </style:style>
    <style:style style:name="T32" style:family="text">
      <style:text-properties style:font-weight-complex="bold"/>
    </style:style>
    <style:style style:name="T33" style:family="text">
      <style:text-properties officeooo:rsid="002eafd1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<text:span text:style-name="T19">2. DEMOSTRATION PERIOD</text:span></text:p>
            <text:p text:style-name="P1"><text:span text:style-name="T19">…..........................…..........................…..........................…..........................…........</text:span></text:p>
            <text:p text:style-name="P1"><text:span text:style-name="T19">…..........................…..........................…..........................…..........................…........</text:span></text:p>
            <text:p text:style-name="P1"><text:span text:style-name="T19">…..........................…..........................…..........................…..........................…........</text:span></text:p>
            <text:p text:style-name="P2"><text:span text:style-name="T19">…..........................…..........................…..........................…..........................…........</text:span></text:p>
          </table:table-cell>
          <table:table-cell table:style-name="Table1.B1" office:value-type="string">
            <text:p text:style-name="P36"><text:span text:style-name="T21">3. </text:span><text:span text:style-name="T19">No. of Stores</text:span></text:p>
            <text:p text:style-name="P1"><text:span text:style-name="T19">…..........................…..........................…..........................…..........................…........</text:span></text:p>
            <text:p text:style-name="P1"><text:span text:style-name="T19">…..........................…..........................…..........................…..........................…........</text:span></text:p>
            <text:p text:style-name="P1"><text:span text:style-name="T19">…..........................…..........................…..........................…..........................…........</text:span></text:p>
            <text:p text:style-name="P2"><text:span text:style-name="T19">…..........................…..........................…..........................…..........................…........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span text:style-name="T22">4. COST COMPUTATION</text:span></text:p>
            <text:list xml:id="list1708090916" text:style-name="L1">
              <text:list-item>
                <text:list>
                  <text:list-item>
                    <text:p text:style-name="P4"><text:span text:style-name="T23">TOTAL DEMOSTRATION DAY (STORES X DAYS)<text:tab/><text:tab/><text:tab/><text:tab/><text:tab/>…...........................................</text:span></text:p>
                  </text:list-item>
                  <text:list-item>
                    <text:p text:style-name="P10"><text:span text:style-name="T12">COST PER DEMO DAY<text:tab/><text:tab/><text:tab/><text:tab/><text:tab/><text:tab/><text:tab/><text:tab/></text:span><text:span text:style-name="T13">…...........................................</text:span></text:p>
                  </text:list-item>
                  <text:list-item>
                    <text:p text:style-name="P10"><text:span text:style-name="T14">BASIC SERVICE CHARGES (4.1) X (4.2)<text:tab/><text:tab/><text:tab/><text:tab/><text:tab/><text:tab/></text:span><text:span text:style-name="T13">…...........................................</text:span></text:p>
                  </text:list-item>
                  <text:list-item>
                    <text:p text:style-name="P10"><text:span text:style-name="T14">ADDITIONAL CHARGES<text:tab/><text:tab/><text:tab/><text:tab/><text:tab/></text:span></text:p>
                    <text:list>
                      <text:list-item>
                        <text:p text:style-name="P12"><text:span text:style-name="T14">PRODUCT BRIEF<text:tab/></text:span><text:span text:style-name="T13">…...........................................</text:span></text:p>
                      </text:list-item>
                      <text:list-item>
                        <text:p text:style-name="P12"><text:span text:style-name="T14">ICE FREE<text:tab/></text:span><text:span text:style-name="T13">…...........................................</text:span></text:p>
                      </text:list-item>
                      <text:list-item>
                        <text:p text:style-name="P12"><text:span text:style-name="T14">DELIVERY CHARGE BKK (850/STORE)<text:tab/></text:span><text:span text:style-name="T13">…...........................................</text:span></text:p>
                      </text:list-item>
                      <text:list-item>
                        <text:p text:style-name="P12"><text:span text:style-name="T14">DELIVERY CHARGE UPC<text:tab/></text:span><text:span text:style-name="T13">…...........................................</text:span></text:p>
                      </text:list-item>
                      <text:list-item>
                        <text:p text:style-name="P12"><text:span text:style-name="T14">TOTAL ADDITIONAL CHARGES<text:tab/></text:span><text:span text:style-name="T13">…...........................................</text:span></text:p>
                      </text:list-item>
                    </text:list>
                  </text:list-item>
                  <text:list-item>
                    <text:p text:style-name="P14"><text:span text:style-name="T16">TOTAL COST *<text:tab/></text:span><text:span text:style-name="T13">…...........................................</text:span></text:p>
                  </text:list-item>
                  <text:list-item>
                    <text:p text:style-name="P14"><text:span text:style-name="T16">VAT 7 %<text:tab/></text:span><text:span text:style-name="T13">…...........................................</text:span></text:p>
                  </text:list-item>
                  <text:list-item>
                    <text:p text:style-name="P14"><text:span text:style-name="T16">GRAND TOTAL<text:tab/></text:span><text:span text:style-name="T13">…...........................................</text:span></text:p>
                  </text:list-item>
                </text:list>
              </text:list-item>
            </text:list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><text:span text:style-name="T13"/></text:p>
            <text:p text:style-name="P5"/>
            <text:p text:style-name="P5"/>
            <text:p text:style-name="P5"><text:span text:style-name="T13"/></text:p>
          </table:table-cell>
        </table:table-row>
      </table:table>
      <text:p text:style-name="P15"><text:span text:style-name="T18"/></text:p>
      <text:p text:style-name="P15">Notes</text:p>
      <text:p text:style-name="P20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</text:span></text:p>
      <text:p text:style-name="P20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</text:span></text:p>
      <text:p text:style-name="P20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</text:span></text:p>
      <text:p text:style-name="P20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</text:span></text:p>
      <text:p text:style-name="P20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</text:span></text:p>
      <text:p text:style-name="P31"><text:soft-page-break/><text:span text:style-name="T33">6. SELECTED STORE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2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  <text:p text:style-name="P33"><text:span text:style-name="T5">…...........................................…...........................................…...........................................…...........................................…...........................................…...................................................................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Garuda1" svg:font-family="Garuda" style:font-pitch="variable"/>
    <style:font-face style:name="Garuda" svg:font-family="Garuda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7701in" table:align="margins"/>
    </style:style>
    <style:style style:name="Table3.A" style:family="table-column">
      <style:table-column-properties style:column-width="7.7701in" style:rel-column-width="65535*"/>
    </style:style>
    <style:style style:name="Table3.A1" style:family="table-cell">
      <style:table-cell-properties fo:padding="0.0382in" fo:border="0.0007in solid #000000"/>
    </style:style>
    <style:style style:name="Table5" style:family="table">
      <style:table-properties style:width="7.7701in" table:align="margins"/>
    </style:style>
    <style:style style:name="Table5.A" style:family="table-column">
      <style:table-column-properties style:column-width="7.7701in" style:rel-column-width="65535*"/>
    </style:style>
    <style:style style:name="Table5.A1" style:family="table-cell">
      <style:table-cell-properties fo:padding="0.0382in" fo:border="0.0007in solid #000000"/>
    </style:style>
    <style:style style:name="Table2" style:family="table">
      <style:table-properties style:width="7.6938in" table:align="margins"/>
    </style:style>
    <style:style style:name="Table2.A" style:family="table-column">
      <style:table-column-properties style:column-width="3.8472in" style:rel-column-width="32767*"/>
    </style:style>
    <style:style style:name="Table2.A1" style:family="table-cell">
      <style:table-cell-properties fo:padding="0in" fo:border="none"/>
    </style:style>
    <style:style style:name="MP1" style:family="paragraph" style:parent-style-name="Header">
      <style:paragraph-properties>
        <style:tab-stops>
          <style:tab-stop style:position="3.4626in" style:type="center"/>
          <style:tab-stop style:position="7.6898in" style:type="right"/>
        </style:tab-stops>
      </style:paragraph-properties>
      <style:text-properties style:font-name="Garuda1" fo:font-size="8pt" officeooo:paragraph-rsid="00210d4c" style:font-size-asian="7pt" style:font-size-complex="8pt"/>
    </style:style>
    <style:style style:name="MP2" style:family="paragraph" style:parent-style-name="Header">
      <style:paragraph-properties>
        <style:tab-stops>
          <style:tab-stop style:position="0.1945in"/>
          <style:tab-stop style:position="1.0083in"/>
          <style:tab-stop style:position="3.4626in" style:type="center"/>
          <style:tab-stop style:position="6.9252in" style:type="right"/>
        </style:tab-stops>
      </style:paragraph-properties>
      <style:text-properties style:font-name="Garuda1" fo:font-size="8pt" officeooo:paragraph-rsid="00210d4c" style:font-size-asian="7pt" style:font-size-complex="8pt"/>
    </style:style>
    <style:style style:name="MP3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210d4c" style:font-size-asian="7pt" style:font-size-complex="8pt"/>
    </style:style>
    <style:style style:name="MP4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756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210d4c" style:font-size-asian="7pt" style:font-size-complex="8pt"/>
    </style:style>
    <style:style style:name="MP5" style:family="paragraph" style:parent-style-name="Header">
      <style:paragraph-properties>
        <style:tab-stops>
          <style:tab-stop style:position="3.4626in" style:type="center"/>
          <style:tab-stop style:position="7.5992in" style:type="right"/>
        </style:tab-stops>
      </style:paragraph-properties>
      <style:text-properties style:font-name="Garuda1" fo:font-size="8pt" officeooo:paragraph-rsid="000ca058" style:font-size-asian="7pt" style:font-size-complex="8pt"/>
    </style:style>
    <style:style style:name="MP6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25d8f7" style:font-size-asian="7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25d8f7" style:font-size-asian="7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style:font-name="Garuda1" fo:font-size="8pt" officeooo:paragraph-rsid="0025d8f7" style:font-size-asian="7pt" style:font-size-complex="8pt"/>
    </style:style>
    <style:style style:name="MP9" style:family="paragraph" style:parent-style-name="Footer">
      <style:paragraph-properties fo:text-align="center" style:justify-single-word="false"/>
      <style:text-properties style:font-name="Garuda1" fo:font-size="8pt" officeooo:paragraph-rsid="0025d8f7" style:font-size-asian="8pt" style:font-size-complex="8pt"/>
    </style:style>
    <style:style style:name="MP10" style:family="paragraph" style:parent-style-name="Header">
      <style:paragraph-properties>
        <style:tab-stops>
          <style:tab-stop style:position="0.1945in"/>
          <style:tab-stop style:position="1.0083in"/>
          <style:tab-stop style:position="3.4992in"/>
          <style:tab-stop style:position="4.2661in"/>
          <style:tab-stop style:position="5.502in"/>
          <style:tab-stop style:position="5.9945in"/>
          <style:tab-stop style:position="6.9252in" style:type="right"/>
        </style:tab-stops>
      </style:paragraph-properties>
      <style:text-properties style:font-name="Garuda1" fo:font-size="8pt" officeooo:paragraph-rsid="001d3ba2" style:font-size-asian="8pt" style:font-size-complex="8pt"/>
    </style:style>
    <style:style style:name="MT1" style:family="text">
      <style:text-properties fo:font-weight="bold" officeooo:rsid="000ca058" style:font-weight-asian="bold" style:font-weight-complex="bold"/>
    </style:style>
    <style:style style:name="MT2" style:family="text">
      <style:text-properties officeooo:rsid="000ca058"/>
    </style:style>
    <style:style style:name="MT3" style:family="text">
      <style:text-properties officeooo:rsid="0012a7c4"/>
    </style:style>
    <style:style style:name="MT4" style:family="text">
      <style:text-properties fo:font-weight="bold" officeooo:rsid="001a41c7" style:font-weight-asian="bold" style:font-weight-complex="bold"/>
    </style:style>
    <style:style style:name="MT5" style:family="text">
      <style:text-properties officeooo:rsid="001a41c7"/>
    </style:style>
    <style:style style:name="MT6" style:family="text">
      <style:text-properties officeooo:rsid="001c7bb5"/>
    </style:style>
    <style:style style:name="MT7" style:family="text">
      <style:text-properties officeooo:rsid="001d3ba2"/>
    </style:style>
    <style:style style:name="MT8" style:family="text">
      <style:text-properties officeooo:rsid="000c6d32"/>
    </style:style>
    <style:page-layout style:name="Mpm1">
      <style:page-layout-properties fo:page-width="8.2701in" fo:page-height="11.6902in" style:num-format="1" style:print-orientation="portrait" fo:margin-top="0.25in" fo:margin-bottom="0.3244in" fo:margin-left="0.25in" fo:margin-right="0.25in" fo:border="none" fo:padding="0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264in" fo:margin-left="0in" fo:margin-right="0in" fo:margin-bottom="0.1in" style:dynamic-spacing="false"/>
      </style:header-style>
      <style:footer-style>
        <style:header-footer-properties svg:height="3.0083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"><text:span text:style-name="MT1">1. CUSTOMER INFORMATION<text:tab/><text:tab/></text:span><text:span text:style-name="MT2">Code: ….................</text:span></text:p>
              <text:p text:style-name="MP2"><text:span text:style-name="MT2"><text:tab/>Contact Name<text:tab/>…...................................................................................................................................................…..................................................................</text:span></text:p>
              <text:p text:style-name="MP2"><text:span text:style-name="MT2"><text:tab/>Company<text:tab/>…...................................................................................................................................................…..................................................................</text:span></text:p>
              <text:p text:style-name="MP3"><text:span text:style-name="MT2"><text:tab/>Contact No<text:tab/>…...........................................................<text:tab/>Fax<text:tab/>…...........................<text:tab/>Product / Brand …..........................................</text:span></text:p>
              <text:p text:style-name="MP4"><text:span text:style-name="MT2"><text:tab/>Category<text:tab/>…...........................................................<text:tab/>Sub-Category<text:tab/>…...........................<text:tab/></text:span><text:span text:style-name="MT3">Type of Service </text:span><text:span text:style-name="MT2">…..........................................</text:span></text:p>
            </table:table-cell>
          </table:table-row>
        </table:table>
        <text:p text:style-name="MP5"><text:span text:style-name="MT2"/></text:p>
      </style:header>
      <style:footer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MP6"><text:span text:style-name="MT4">Credit Term</text:span><text:span text:style-name="MT5"> <text:tab/>50% First Payment Date</text:span></text:p>
              <text:p text:style-name="MP6"><text:span text:style-name="MT5"><text:tab/><text:tab/>50% Second Payment Date</text:span></text:p>
              <text:p text:style-name="MP6"><text:span text:style-name="MT5">Company Payment Condition </text:span><text:span text:style-name="MT2">…...........................................…...........................................…...........................................…................................................................</text:span></text:p>
              <text:p text:style-name="MP6"><text:span text:style-name="MT4">Remark</text:span><text:span text:style-name="MT5"><text:tab/>1. Fifty percent (50%) of total contract amount will be paid 15 days prior to the commencement date.</text:span></text:p>
              <text:p text:style-name="MP6"><text:span text:style-name="MT5"><text:tab/><text:tab/>2. Total cost does not include trial specialist's overtime / miscellaneous expenses for promotion purpose or additional expenses for extra logistic &amp; distribution.*</text:span></text:p>
              <text:p text:style-name="MP6"><text:span text:style-name="MT5"><text:tab/><text:tab/>3. There will be additional 17.65% management fees for authorized trial specialist miscellaneous expense.</text:span></text:p>
              <text:p text:style-name="MP7"><text:span text:style-name="MT5"><text:tab/><text:tab/></text:span><text:span text:style-name="MT6">4. Delivery charge for up country will be invoice from actual cost minimum 800 baht per store.</text:span></text:p>
              <text:p text:style-name="MP7"><text:span text:style-name="MT6"/></text:p>
              <table:table table:name="Table2" table:style-name="Table2">
                <table:table-column table:style-name="Table2.A" table:number-columns-repeated="2"/>
                <table:table-row>
                  <table:table-cell table:style-name="Table2.A1" office:value-type="string">
                    <text:p text:style-name="MP8">….......................................................................</text:p>
                  </table:table-cell>
                  <table:table-cell table:style-name="Table2.A1" office:value-type="string">
                    <text:p text:style-name="MP8">….......................................................................</text:p>
                  </table:table-cell>
                </table:table-row>
                <table:table-row>
                  <table:table-cell table:style-name="Table2.A1" office:value-type="string">
                    <text:p text:style-name="MP8"><text:span text:style-name="MT7">Demo Power Co.,Ltd.</text:span></text:p>
                  </table:table-cell>
                  <table:table-cell table:style-name="Table2.A1" office:value-type="string">
                    <text:p text:style-name="MP8"><text:span text:style-name="MT7">Marketer or representative acknowledged to confirm Booking</text:span></text:p>
                  </table:table-cell>
                </table:table-row>
              </table:table>
              <text:p text:style-name="MP7"><text:span text:style-name="MT6"/></text:p>
              <text:p text:style-name="MP9"><text:span text:style-name="MT8">Demo Power Co.,Ltd. 33 Floor. Vanit Building II, 1126/2 New Petchaburi Road, Ratchathewi, Bangkok 10240 Tel (662)250-7100 Fax (662)250-7102</text:span></text:p>
            </table:table-cell>
          </table:table-row>
        </table:table>
        <text:p text:style-name="MP10"><text:span text:style-name="MT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20T17:15:09</meta:creation-date>
    <dc:date>2011-03-20T17:44:49</dc:date>
    <dc:creator>Tititab Srisookco</dc:creator>
    <meta:editing-duration>PT00H29M40S</meta:editing-duration>
    <meta:editing-cycles>34</meta:editing-cycles>
    <meta:generator>OpenOffice.org/3.2$Linux OpenOffice.org_project/320m19$Build-9505</meta:generator>
    <meta:document-statistic meta:table-count="5" meta:image-count="0" meta:object-count="0" meta:page-count="2" meta:paragraph-count="79" meta:word-count="335" meta:character-count="14913"/>
  </office:meta>
</office:document-meta>
</file>